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651" officeooo:paragraph-rsid="00148651"/>
    </style:style>
    <style:style style:name="P2" style:family="paragraph" style:parent-style-name="Standard">
      <style:paragraph-properties fo:text-align="center" style:justify-single-word="false"/>
      <style:text-properties officeooo:rsid="00148651" officeooo:paragraph-rsid="00148651"/>
    </style:style>
    <style:style style:name="P3" style:family="paragraph" style:parent-style-name="Standard">
      <style:text-properties officeooo:paragraph-rsid="00148651"/>
    </style:style>
    <style:style style:name="P4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5" style:family="paragraph" style:parent-style-name="Standard">
      <style:paragraph-properties style:line-height-at-least="0.582cm"/>
      <style:text-properties fo:color="#d4d4d4" loext:opacity="100%" officeooo:rsid="00148651" officeooo:paragraph-rsid="00148651" fo:background-color="#1e1e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dd99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normal" fo:background-color="#ffff00" loext:char-shading-value="0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4dd99" style:font-weight-asian="normal" style:font-weight-complex="normal"/>
    </style:style>
    <style:style style:name="T8" style:family="text">
      <style:text-properties fo:font-weight="normal" fo:background-color="#ffff00" loext:char-shading-value="0" style:font-weight-asian="normal" style:font-weight-complex="normal"/>
    </style:style>
    <style:style style:name="T9" style:family="text">
      <style:text-properties fo:font-weight="normal" fo:background-color="#ffff00" loext:char-shading-value="0" style:font-weight-asian="normal" style:font-weight-complex="normal"/>
    </style:style>
    <style:style style:name="T10" style:family="text">
      <style:text-properties fo:color="#808080" loext:opacity="100%" style:font-name="Consolas" fo:font-size="12pt" fo:font-weight="normal"/>
    </style:style>
    <style:style style:name="T11" style:family="text">
      <style:text-properties fo:color="#808080" loext:opacity="100%" style:font-name="Consolas" fo:font-size="12pt" fo:font-weight="normal" fo:background-color="#1e1e1e" loext:char-shading-value="0" style:font-weight-asian="normal" style:font-weight-complex="normal"/>
    </style:style>
    <style:style style:name="T12" style:family="text">
      <style:text-properties fo:color="#569cd6" loext:opacity="100%" style:font-name="Consolas" fo:font-size="12pt" fo:font-weight="normal"/>
    </style:style>
    <style:style style:name="T13" style:family="text">
      <style:text-properties fo:color="#569cd6" loext:opacity="100%" style:font-name="Consolas" fo:font-size="12pt" fo:font-weight="normal" fo:background-color="#1e1e1e" loext:char-shading-value="0" style:font-weight-asian="normal" style:font-weight-complex="normal"/>
    </style:style>
    <style:style style:name="T14" style:family="text">
      <style:text-properties style:font-name="Consolas" fo:font-size="12pt" fo:font-weight="normal"/>
    </style:style>
    <style:style style:name="T15" style:family="text">
      <style:text-properties fo:color="#9cdcfe" loext:opacity="100%" style:font-name="Consolas" fo:font-size="12pt" fo:font-weight="normal"/>
    </style:style>
    <style:style style:name="T16" style:family="text">
      <style:text-properties fo:color="#ce9178" loext:opacity="100%" style:font-name="Consolas" fo:font-size="12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notações ex011</text:p>
      <text:p text:style-name="P1"/>
      <text:p text:style-name="P1">Imagens flexíveis</text:p>
      <text:p text:style-name="P1"/>
      <text:p text:style-name="P1">Usamos a <text:span text:style-name="T3">tag.</text:span> </text:p>
      <text:p text:style-name="P1"><text:span text:style-name="T4">picture</text:span></text:p>
      <text:p text:style-name="P1">E dentro da tag <text:span text:style-name="T3">picture</text:span> usaremos a <text:span text:style-name="T3">tag</text:span> <text:span text:style-name="T4">source</text:span><text:span text:style-name="T1"> </text:span><text:span text:style-name="T6">para determinar o tamanho máximo da image</text:span><text:span text:style-name="T7">m</text:span><text:span text:style-name="T6"> a ser exibido de acordo com a tela usada para visualizá-la</text:span><text:span text:style-name="T7">; assim podemos abrir o site em vários dispositivos sem problema pois a imagem se adaptara a tela no qual está sendo exibida.</text:span></text:p>
      <text:p text:style-name="P1"><text:span text:style-name="T6"/></text:p>
      <text:p text:style-name="P1"><text:span text:style-name="T7">S</text:span><text:span text:style-name="T6">endo assim abaixo o exempl</text:span><text:span text:style-name="T7">o.</text:span></text:p>
      <text:p text:style-name="P1"><text:span text:style-name="T6"/></text:p>
      <text:p text:style-name="P1"><text:span text:style-name="T6"/></text:p>
      <text:p text:style-name="P3"><text:span text:style-name="T11">&lt;</text:span><text:span text:style-name="T13">picture</text:span><text:span text:style-name="T11">&gt;</text:span></text:p>
      <text:p text:style-name="P4">        <text:span text:style-name="T10">&lt;</text:span><text:span text:style-name="T12">source</text:span><text:span text:style-name="T14"> </text:span><text:span text:style-name="T15">media</text:span><text:span text:style-name="T14">=</text:span><text:span text:style-name="T16">"(max-width: 750px)"</text:span><text:span text:style-name="T14"> </text:span><text:span text:style-name="T15">srcset</text:span><text:span text:style-name="T14">=</text:span><text:span text:style-name="T16">"imagens/foto-p.png"</text:span><text:span text:style-name="T14"> </text:span><text:span text:style-name="T15">type</text:span><text:span text:style-name="T14">=</text:span><text:span text:style-name="T16">"image/png"</text:span><text:span text:style-name="T10">&gt;</text:span></text:p>
      <text:p text:style-name="P4">        <text:span text:style-name="T10">&lt;</text:span><text:span text:style-name="T12">source</text:span><text:span text:style-name="T14"> </text:span><text:span text:style-name="T15">media</text:span><text:span text:style-name="T14">=</text:span><text:span text:style-name="T16">"(max-width: 1050px)"</text:span><text:span text:style-name="T14"> </text:span><text:span text:style-name="T15">srcset</text:span><text:span text:style-name="T14">=</text:span><text:span text:style-name="T16">"imagens/foto-m.png"</text:span><text:span text:style-name="T14"> </text:span><text:span text:style-name="T15">type</text:span><text:span text:style-name="T14">=</text:span><text:span text:style-name="T16">"image/png"</text:span><text:span text:style-name="T10">&gt;</text:span></text:p>
      <text:p text:style-name="P4">        <text:span text:style-name="T10">&lt;</text:span><text:span text:style-name="T12">img</text:span><text:span text:style-name="T14"> </text:span><text:span text:style-name="T15">src</text:span><text:span text:style-name="T14">=</text:span><text:span text:style-name="T16">"Imagens/foto-g.png"</text:span><text:span text:style-name="T14"> </text:span><text:span text:style-name="T15">alt</text:span><text:span text:style-name="T14">=</text:span><text:span text:style-name="T16">"imagem flexivel"</text:span><text:span text:style-name="T10">&gt;</text:span></text:p>
      <text:p text:style-name="P4"> <text:span text:style-name="T10">&lt;/</text:span><text:span text:style-name="T12">picture</text:span><text:span text:style-name="T10">&gt;</text:span></text:p>
      <text:p text:style-name="P5"><text:span text:style-name="T10"/></text:p>
      <text:p text:style-name="P5"><text:span text:style-name="T10"/></text:p>
      <text:p text:style-name="P1"><text:span text:style-name="T6">Observação: sempre lembra de no “</text:span><text:span text:style-name="T1">media”</text:span><text:span text:style-name="T6"> modificar para </text:span><text:span text:style-name="T5">max-width</text:span><text:span text:style-name="T6"> (largura máxima), e no “</text:span><text:span text:style-name="T4">type”</text:span><text:span text:style-name="T6"> adicionar </text:span><text:span text:style-name="T9">PNG </text:span><text:span text:style-name="T6">no final (formato da foto) e no </text:span><text:span text:style-name="T1">“srcset</text:span><text:span text:style-name="T2">=</text:span><text:span text:style-name="T1">”</text:span><text:span text:style-name="T6"> inserir o caminho para o arquivo manualmente, não funciona o </text:span><text:span text:style-name="T9">Ctrl+espaç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0T18:50:45.963000000</meta:creation-date>
    <dc:date>2022-11-10T19:05:49.583000000</dc:date>
    <meta:editing-duration>PT3M32S</meta:editing-duration>
    <meta:editing-cycles>1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2" meta:word-count="113" meta:character-count="834" meta:non-whitespace-character-count="707"/>
  </office:meta>
</office:document-meta>
</file>